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health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K</text:p>
          </table:table-cell>
          <table:table-cell office:value-type="string" calcext:value-type="string">
            <text:p>STAR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STAR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4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4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STAR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45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57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69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69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8:06:43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8T19:34:53.238000000</dc:date>
    <meta:editing-cycles>145</meta:editing-cycles>
    <meta:editing-duration>PT8H28M47S</meta:editing-duration>
    <meta:document-statistic meta:table-count="1" meta:cell-count="2063" meta:object-count="0"/>
  </office:meta>
</office:document-meta>
</file>